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76cm" draw:marker-start-width="0.314cm" draw:marker-end="Arrow" draw:marker-end-width="0.414cm" draw:fill="none" draw:textarea-vertical-align="middle" fo:padding-top="0.163cm" fo:padding-bottom="0.163cm" fo:padding-left="0.288cm" fo:padding-right="0.288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gr4" style:family="graphic" style:parent-style-name="standard">
      <style:graphic-properties svg:stroke-width="0.076cm" svg:stroke-color="#000000" draw:marker-start-width="0.314cm" draw:marker-end-width="0.314cm" draw:fill="solid" draw:fill-color="#ffffff" draw:textarea-horizontal-align="justify" draw:textarea-vertical-align="middle" draw:auto-grow-height="false" fo:padding-top="0.163cm" fo:padding-bottom="0.163cm" fo:padding-left="0.288cm" fo:padding-right="0.288cm"/>
    </style:style>
    <style:style style:name="gr5" style:family="graphic" style:parent-style-name="standard">
      <style:graphic-properties svg:stroke-color="#990000" draw:fill="solid" draw:fill-color="#cc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6600" draw:fill="solid" draw:fill-color="#009900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1.524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2.036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639cm"/>
    </style:style>
    <style:style style:name="co1" style:family="table-column">
      <style:table-column-properties style:column-width="1.16cm" style:use-optimal-column-width="false"/>
    </style:style>
    <style:style style:name="co2" style:family="table-column">
      <style:table-column-properties style:column-width="1.202cm" style:use-optimal-column-width="false"/>
    </style:style>
    <style:style style:name="co3" style:family="table-column">
      <style:table-column-properties style:column-width="1.258cm" style:use-optimal-column-width="false"/>
    </style:style>
    <style:style style:name="co4" style:family="table-column">
      <style:table-column-properties style:column-width="1.229cm" style:use-optimal-column-width="false"/>
    </style:style>
    <style:style style:name="co5" style:family="table-column">
      <style:table-column-properties style:column-width="1.23cm" style:use-optimal-column-width="false"/>
    </style:style>
    <style:style style:name="co6" style:family="table-column">
      <style:table-column-properties style:column-width="1.222cm" style:use-optimal-column-width="false"/>
    </style:style>
    <style:style style:name="co7" style:family="table-column">
      <style:table-column-properties style:column-width="1.215cm" style:use-optimal-column-width="false"/>
    </style:style>
    <style:style style:name="co8" style:family="table-column">
      <style:table-column-properties style:column-width="1.262cm" style:use-optimal-column-width="false"/>
    </style:style>
    <style:style style:name="co9" style:family="table-column">
      <style:table-column-properties style:column-width="1.165cm" style:use-optimal-column-width="false"/>
    </style:style>
    <style:style style:name="co10" style:family="table-column">
      <style:table-column-properties style:column-width="1.293cm" style:use-optimal-column-width="false"/>
    </style:style>
    <style:style style:name="ro1" style:family="table-row">
      <style:table-row-properties style:row-height="1.057cm"/>
    </style:style>
    <style:style style:name="ro2" style:family="table-row">
      <style:table-row-properties style:row-height="1.167cm"/>
    </style:style>
    <style:style style:name="ce1" style:family="table-cell">
      <style:graphic-properties draw:fill="solid" draw:fill-color="#dddddd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1.13pt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>
      <style:graphic-properties draw:fill="solid" draw:fill-color="#ffffff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1.13pt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3" style:family="table-cell">
      <style:graphic-properties draw:fill="solid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1.13pt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4" style:family="table-cell">
      <style:graphic-properties draw:fill="solid" draw:fill-color="#cc0000" style:repeat="repeat"/>
      <style:paragraph-properties fo:border="0.03pt solid #000000"/>
    </style:style>
    <style:style style:name="ce5" style:family="table-cell">
      <style:graphic-properties draw:fill="solid" draw:fill-color="#009900" style:repeat="repeat"/>
      <style:paragraph-properties fo:border="0.03pt solid #000000"/>
    </style:style>
    <style:style style:name="ce6" style:family="table-cell">
      <style:graphic-properties draw:fill="solid" draw:fill-color="#ffffff" style:repeat="repeat"/>
      <style:paragraph-properties fo:border="0.03pt solid #000000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502cm" svg:height="6.341cm" svg:x="1.254cm" svg:y="1.357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</table:table>
          <draw:image xlink:href="Pictures/TablePreview1.svm" xlink:type="simple" xlink:show="embed" xlink:actuate="onLoad"/>
        </draw:frame>
        <draw:line draw:style-name="gr1" draw:text-style-name="P1" draw:layer="layout" svg:x1="33.866cm" svg:y1="8.901cm" svg:x2="41.833cm" svg:y2="8.874cm">
          <text:p/>
        </draw:line>
        <draw:line draw:style-name="gr1" draw:text-style-name="P1" draw:layer="layout" svg:x1="33.893cm" svg:y1="8.874cm" svg:x2="33.959cm" svg:y2="1cm">
          <text:p/>
        </draw:line>
        <draw:frame draw:style-name="gr2" draw:text-style-name="P1" draw:layer="layout" svg:width="0.985cm" svg:height="1.143cm" svg:x="40.363cm" svg:y="7.577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1" draw:layer="layout" svg:width="1.143cm" svg:height="1.172cm" svg:x="34.14cm" svg:y="1.154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1" draw:layer="layout" svg:width="0.84cm" svg:height="0.918cm" svg:x="1.476cm" svg:y="2.50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text-style-name="P1" draw:layer="layout" svg:width="0.748cm" svg:height="0.918cm" svg:x="1.476cm" svg:y="4.60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" draw:text-style-name="P1" draw:layer="layout" svg:width="0.924cm" svg:height="0.918cm" svg:x="1.476cm" svg:y="6.708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text-style-name="P1" draw:layer="layout" svg:width="0.807cm" svg:height="0.807cm" svg:x="1.476cm" svg:y="3.508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1" draw:layer="layout" svg:width="0.807cm" svg:height="0.807cm" svg:x="1.477cm" svg:y="5.509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0.813cm" svg:height="0.918cm" svg:x="2.746cm" svg:y="1.39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1" draw:layer="layout" svg:width="0.813cm" svg:height="0.918cm" svg:x="3.943cm" svg:y="1.363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text-style-name="P1" draw:layer="layout" svg:width="0.826cm" svg:height="0.918cm" svg:x="6.444cm" svg:y="1.363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draw:text-style-name="P1" draw:layer="layout" svg:width="0.937cm" svg:height="0.918cm" svg:x="8.745cm" svg:y="1.363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2" draw:text-style-name="P1" draw:layer="layout" svg:width="0.807cm" svg:height="0.807cm" svg:x="5.238cm" svg:y="1.365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text-style-name="P1" draw:layer="layout" svg:width="0.807cm" svg:height="0.807cm" svg:x="7.642cm" svg:y="1.347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text-style-name="P1" draw:layer="layout" svg:width="1.308cm" svg:height="0.837cm" svg:x="6.001cm" svg:y="4.675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3" draw:text-style-name="P2" draw:layer="layout" svg:width="8.466cm" svg:height="1.119cm" svg:x="1.324cm" svg:y="9.636cm">
          <draw:text-box>
            <text:p text:style-name="P2"><text:span text:style-name="T1">a. Input for GenVisage</text:span></text:p>
          </draw:text-box>
        </draw:frame>
        <draw:frame draw:style-name="gr2" draw:text-style-name="P1" draw:layer="layout" svg:width="2.163cm" svg:height="1.143cm" svg:x="0.107cm" svg:y="8.239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custom-shape draw:style-name="gr4" draw:text-style-name="P1" draw:layer="layout" svg:width="12.446cm" svg:height="8.155cm" svg:x="19.392cm" svg:y="0.81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layer="layout" svg:width="0.508cm" svg:height="0.508cm" svg:x="34.023cm" svg:y="3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6.182cm" svg:y="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4.785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5.547cm" svg:y="4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6.925cm" svg:y="4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8.526cm" svg:y="3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5.72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6.058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7.00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7.625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9.749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9.928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8.28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6.82cm" svg:y="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4.46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7.76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364cm" svg:height="1.166cm" svg:x="2.397cm" svg:y="8.16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4">
              <table:table-cell/>
              <table:table-cell table:style-name="ce5"/>
              <table:table-cell table:style-name="ce6"/>
              <table:table-cell table:style-name="ce5"/>
              <table:table-cell table:style-name="ce6"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1" draw:layer="layout" svg:width="0.807cm" svg:height="0.807cm" svg:x="4.967cm" svg:y="8.1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0.807cm" svg:height="0.807cm" svg:x="7.408cm" svg:y="8.17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1" draw:layer="layout" svg:width="0.381cm" svg:height="5.08cm" svg:x="0.7cm" svg:y="2.43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405cm" svg:height="7.239cm" draw:transform="rotate (-1.5707963267949) translate (9.636cm 0.8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1" draw:layer="layout" svg:width="0.607cm" svg:height="0.736cm" svg:x="5.818cm" svg:y="0.13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0.692cm" svg:height="0.736cm" svg:x="0.039cm" svg:y="4.52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1" draw:layer="layout" svg:width="3.565cm" svg:height="5.715cm" svg:x="23.887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layer="layout" svg:width="3.457cm" svg:height="2.384cm" svg:x="23.801cm" svg:y="3.305cm">
          <draw:text-box>
            <text:p text:style-name="P1">Sampling</text:p>
            <text:p text:style-name="P1">Modular</text:p>
            <text:p/>
          </draw:text-box>
        </draw:frame>
        <draw:custom-shape draw:style-name="gr10" draw:text-style-name="P1" draw:layer="layout" svg:width="3.084cm" svg:height="1.959cm" svg:x="24.055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" draw:layer="layout" svg:width="3.438cm" svg:height="2.286cm" svg:x="23.855cm" svg:y="5.545cm">
          <draw:text-box>
            <text:p text:style-name="P1">Candidate</text:p>
            <text:p text:style-name="P1">Ordering</text:p>
          </draw:text-box>
        </draw:frame>
        <draw:custom-shape draw:style-name="gr8" draw:text-style-name="P1" draw:layer="layout" svg:width="3.565cm" svg:height="5.715cm" svg:x="19.741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layer="layout" svg:width="3.457cm" svg:height="2.384cm" svg:x="19.714cm" svg:y="3.305cm">
          <draw:text-box>
            <text:p text:style-name="P1">EarlyTerm</text:p>
            <text:p text:style-name="P1">Modular</text:p>
            <text:p/>
          </draw:text-box>
        </draw:frame>
        <draw:custom-shape draw:style-name="gr10" draw:text-style-name="P1" draw:layer="layout" svg:width="3.084cm" svg:height="1.959cm" svg:x="20.027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" draw:layer="layout" svg:width="3.438cm" svg:height="2.286cm" svg:x="19.768cm" svg:y="5.545cm">
          <draw:text-box>
            <text:p text:style-name="P1">Sample</text:p>
            <text:p text:style-name="P1">Ordering</text:p>
          </draw:text-box>
        </draw:frame>
        <draw:custom-shape draw:style-name="gr8" draw:text-style-name="P1" draw:layer="layout" svg:width="3.565cm" svg:height="5.715cm" svg:x="27.941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layer="layout" svg:width="3.457cm" svg:height="2.384cm" svg:x="27.914cm" svg:y="3.305cm">
          <draw:text-box>
            <text:p text:style-name="P1">Traversal</text:p>
            <text:p text:style-name="P1">Modular</text:p>
            <text:p/>
          </draw:text-box>
        </draw:frame>
        <draw:custom-shape draw:style-name="gr10" draw:text-style-name="P1" draw:layer="layout" svg:width="3.084cm" svg:height="1.959cm" svg:x="28.227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" draw:layer="layout" svg:width="3.438cm" svg:height="2.286cm" svg:x="27.968cm" svg:y="5.545cm">
          <draw:text-box>
            <text:p text:style-name="P1">Feature</text:p>
            <text:p text:style-name="P1">Ordering</text:p>
          </draw:text-box>
        </draw:frame>
        <draw:custom-shape draw:style-name="gr12" draw:text-style-name="P1" draw:layer="layout" svg:width="1.143cm" svg:height="1.143cm" svg:x="10.363cm" svg:y="4.402cm">
          <text:p text:style-name="P1"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143cm" svg:height="1.143cm" svg:x="32.292cm" svg:y="4.429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508cm" svg:height="0.508cm" svg:x="37.221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7.388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8.785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7.422cm" svg:y="3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9.022cm" svg:y="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9.75cm" svg:y="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9.915cm" svg:height="1.758cm" svg:x="20.845cm" svg:y="0.946cm">
          <draw:text-box>
            <text:p text:style-name="P1"><text:span text:style-name="T2">Optimization Modulars</text:span></text:p>
            <text:p text:style-name="P1"/>
          </draw:text-box>
        </draw:frame>
        <draw:frame draw:style-name="gr3" draw:text-style-name="P2" draw:layer="layout" svg:width="14.828cm" svg:height="1.119cm" svg:x="16.912cm" svg:y="9.636cm">
          <draw:text-box>
            <text:p text:style-name="P2"><text:span text:style-name="T1">b. Cores inside GenVisage </text:span></text:p>
          </draw:text-box>
        </draw:frame>
        <draw:frame draw:style-name="gr3" draw:text-style-name="P2" draw:layer="layout" svg:width="8.718cm" svg:height="1.119cm" svg:x="33.539cm" svg:y="9.681cm">
          <draw:text-box>
            <text:p text:style-name="P2"><text:span text:style-name="T1">c. Output of GenVisage</text:span></text:p>
          </draw:text-box>
        </draw:frame>
        <draw:custom-shape draw:style-name="gr4" draw:text-style-name="P1" draw:layer="layout" svg:width="5.534cm" svg:height="8.155cm" svg:x="11.965cm" svg:y="0.84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layer="layout" svg:width="5.17cm" svg:height="2.554cm" svg:x="12.265cm" svg:y="0.845cm">
          <draw:text-box>
            <text:p text:style-name="P1"><text:span text:style-name="T2">Separability </text:span></text:p>
            <text:p text:style-name="P1"><text:span text:style-name="T2">Metric</text:span></text:p>
            <text:p/>
          </draw:text-box>
        </draw:frame>
        <draw:custom-shape draw:style-name="gr8" draw:text-style-name="P1" draw:layer="layout" svg:width="4.826cm" svg:height="4.953cm" svg:x="12.346cm" svg:y="2.88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layer="layout" svg:width="5.072cm" svg:height="1.774cm" svg:x="12.219cm" svg:y="3.648cm">
          <draw:text-box>
            <text:p text:style-name="P1">Rocchio-based</text:p>
            <text:p/>
          </draw:text-box>
        </draw:frame>
        <draw:custom-shape draw:style-name="gr10" draw:text-style-name="P1" draw:layer="layout" svg:width="4.318cm" svg:height="1.959cm" svg:x="12.6cm" svg:y="5.2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" draw:layer="layout" svg:width="4.699cm" svg:height="2.286cm" svg:x="12.392cm" svg:y="5.172cm">
          <draw:text-box>
            <text:p text:style-name="P1">Pre-transformation</text:p>
          </draw:text-box>
        </draw:frame>
        <draw:custom-shape draw:style-name="gr12" draw:text-style-name="P1" draw:layer="layout" svg:width="1.143cm" svg:height="1.143cm" svg:x="17.918cm" svg:y="4.4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05.9245960502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1cm" fo:margin-bottom="1cm" fo:margin-left="1cm" fo:margin-right="1cm" fo:page-width="41.91cm" fo:page-height="10.9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lhuang </meta:initial-creator>
    <meta:creation-date>2016-12-08T16:42:39.195221428</meta:creation-date>
    <dc:date>2016-12-13T10:52:02.324661627</dc:date>
    <dc:creator>slhuang </dc:creator>
    <meta:editing-duration>P3DT5H51M40S</meta:editing-duration>
    <meta:editing-cycles>43</meta:editing-cycles>
    <meta:generator>LibreOffice/4.2.6.3$Linux_X86_64 LibreOffice_project/420m0$Build-3</meta:generator>
    <meta:document-statistic meta:object-count="73"/>
  </office:meta>
</office:document-meta>
</file>

<file path=Object 1/content.xml><?xml version="1.0" encoding="utf-8"?>
<math xmlns="http://www.w3.org/1998/Math/MathML" display="block">
  <semantics>
    <mn>...</mn>
    <annotation encoding="StarMath 5.0">...</annotation>
  </semantics>
</math>
</file>

<file path=Object 2/content.xml><?xml version="1.0" encoding="utf-8"?>
<math xmlns="http://www.w3.org/1998/Math/MathML" display="block">
  <semantics>
    <mn>...</mn>
    <annotation encoding="StarMath 5.0">...</annotation>
  </semantics>
</math>
</file>

<file path=Object 25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3/content.xml><?xml version="1.0" encoding="utf-8"?>
<math xmlns="http://www.w3.org/1998/Math/MathML" display="block">
  <semantics>
    <mi>S</mi>
    <annotation encoding="StarMath 5.0">S</annotation>
  </semantics>
</math>
</file>

<file path=Object 4/content.xml><?xml version="1.0" encoding="utf-8"?>
<math xmlns="http://www.w3.org/1998/Math/MathML" display="block">
  <semantics>
    <mi>F</mi>
    <annotation encoding="StarMath 5.0">F</annotation>
  </semantics>
</math>
</file>

<file path=Object 43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44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45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46/content.xml><?xml version="1.0" encoding="utf-8"?>
<math xmlns="http://www.w3.org/1998/Math/MathML" display="block">
  <semantics>
    <msub>
      <mi>f</mi>
      <mi>m</mi>
    </msub>
    <annotation encoding="StarMath 5.0">f_m</annotation>
  </semantics>
</math>
</file>

<file path=Object 47/content.xml><?xml version="1.0" encoding="utf-8"?>
<math xmlns="http://www.w3.org/1998/Math/MathML" display="block">
  <semantics>
    <mn>...</mn>
    <annotation encoding="StarMath 5.0">...</annotation>
  </semantics>
</math>
</file>

<file path=Object 48/content.xml><?xml version="1.0" encoding="utf-8"?>
<math xmlns="http://www.w3.org/1998/Math/MathML" display="block">
  <semantics>
    <mn>...</mn>
    <annotation encoding="StarMath 5.0">...</annotation>
  </semantics>
</math>
</file>

<file path=Object 4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50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51/content.xml><?xml version="1.0" encoding="utf-8"?>
<math xmlns="http://www.w3.org/1998/Math/MathML" display="block">
  <semantics>
    <msub>
      <mi>s</mi>
      <mi>k</mi>
    </msub>
    <annotation encoding="StarMath 5.0">s_k</annotation>
  </semantics>
</math>
</file>

<file path=Object 52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53/content.xml><?xml version="1.0" encoding="utf-8"?>
<math xmlns="http://www.w3.org/1998/Math/MathML" display="block">
  <semantics>
    <mn>...</mn>
    <annotation encoding="StarMath 5.0">...</annotation>
  </semantics>
</math>
</file>

<file path=Object 54/content.xml><?xml version="1.0" encoding="utf-8"?>
<math xmlns="http://www.w3.org/1998/Math/MathML" display="block">
  <semantics>
    <mn>...</mn>
    <annotation encoding="StarMath 5.0">...</annotation>
  </semantics>
</math>
</file>

<file path=Object 55/content.xml><?xml version="1.0" encoding="utf-8"?>
<math xmlns="http://www.w3.org/1998/Math/MathML" display="block">
  <semantics>
    <msub>
      <mi>M</mi>
      <mrow>
        <mi>i</mi>
        <mi>,</mi>
        <mi>k</mi>
      </mrow>
    </msub>
    <annotation encoding="StarMath 5.0">M_{ i,k} </annotation>
  </semantics>
</math>
</file>

<file path=Object 57/content.xml><?xml version="1.0" encoding="utf-8"?>
<math xmlns="http://www.w3.org/1998/Math/MathML" display="block">
  <semantics>
    <mrow>
      <mstyle color="red">
        <msub>
          <mi>S</mi>
          <mrow>
            <mo stretchy="false">+</mo>
            <mstyle color="white">
              <mrow/>
            </mstyle>
          </mrow>
        </msub>
      </mstyle>
      <mo stretchy="false">/</mo>
      <mstyle color="green">
        <msub>
          <mi>S</mi>
          <mrow>
            <mo stretchy="false">−</mo>
            <mstyle color="white">
              <mrow/>
            </mstyle>
          </mrow>
        </msub>
      </mstyle>
    </mrow>
    <annotation encoding="StarMath 5.0">  color red {S_+color white {}}/color green {S_-color white {}} </annotation>
  </semantics>
</math>
</file>